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999cm" svg:height="8.999cm" svg:x="0.041cm" svg:y="1.01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7-24T15:47:01.144154467</dc:date>
    <meta:editing-duration>PT2M32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